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0c31d5" officeooo:paragraph-rsid="000c31d5"/>
    </style:style>
    <style:style style:name="P2" style:family="paragraph" style:parent-style-name="Standard" style:list-style-name="L4">
      <style:text-properties officeooo:rsid="000c31d5" officeooo:paragraph-rsid="000c31d5"/>
    </style:style>
    <style:style style:name="P3" style:family="paragraph" style:parent-style-name="Standard" style:list-style-name="L5">
      <style:text-properties officeooo:rsid="000c31d5" officeooo:paragraph-rsid="000c31d5"/>
    </style:style>
    <style:style style:name="P4" style:family="paragraph" style:parent-style-name="Standard" style:list-style-name="L5">
      <style:text-properties officeooo:rsid="000cf692" officeooo:paragraph-rsid="000cf692"/>
    </style:style>
    <style:style style:name="P5" style:family="paragraph" style:parent-style-name="Standard">
      <style:text-properties officeooo:rsid="000f0500" officeooo:paragraph-rsid="000f0500"/>
    </style:style>
    <style:style style:name="P6" style:family="paragraph" style:parent-style-name="Standard">
      <style:text-properties officeooo:rsid="00102a52" officeooo:paragraph-rsid="00102a52"/>
    </style:style>
    <style:style style:name="P7" style:family="paragraph" style:parent-style-name="Text_20_body">
      <style:text-properties officeooo:rsid="000f0500" officeooo:paragraph-rsid="000f0500"/>
    </style:style>
    <style:style style:name="P8" style:family="paragraph" style:parent-style-name="Text_20_body" style:list-style-name="L7">
      <style:text-properties officeooo:rsid="000f0500" officeooo:paragraph-rsid="000f0500"/>
    </style:style>
    <style:style style:name="P9" style:family="paragraph" style:parent-style-name="Text_20_body">
      <style:text-properties officeooo:rsid="00102a52" officeooo:paragraph-rsid="00102a52"/>
    </style:style>
    <style:style style:name="P10" style:family="paragraph" style:parent-style-name="Text_20_body" style:list-style-name="L7">
      <style:text-properties officeooo:rsid="00102a52" officeooo:paragraph-rsid="00102a52"/>
    </style:style>
    <style:style style:name="P11" style:family="paragraph" style:parent-style-name="Text_20_body" style:list-style-name="L7">
      <style:text-properties officeooo:rsid="0011c2bf" officeooo:paragraph-rsid="0011c2bf"/>
    </style:style>
    <style:style style:name="P12" style:family="paragraph" style:parent-style-name="Text_20_body">
      <style:text-properties officeooo:rsid="001300e4" officeooo:paragraph-rsid="001300e4"/>
    </style:style>
    <style:style style:name="P13" style:family="paragraph" style:parent-style-name="Text_20_body" style:list-style-name="L8">
      <style:text-properties officeooo:rsid="001300e4" officeooo:paragraph-rsid="001300e4"/>
    </style:style>
    <style:style style:name="P14" style:family="paragraph" style:parent-style-name="Preformatted_20_Text">
      <style:text-properties officeooo:paragraph-rsid="000cf692"/>
    </style:style>
    <style:style style:name="P15" style:family="paragraph" style:parent-style-name="Preformatted_20_Text">
      <style:text-properties officeooo:rsid="000cf692" officeooo:paragraph-rsid="000cf692"/>
    </style:style>
    <style:style style:name="P16" style:family="paragraph" style:parent-style-name="Preformatted_20_Text">
      <style:text-properties officeooo:rsid="000f0500" officeooo:paragraph-rsid="000f0500"/>
    </style:style>
    <style:style style:name="P17" style:family="paragraph" style:parent-style-name="Preformatted_20_Text">
      <style:text-properties officeooo:rsid="00102a52" officeooo:paragraph-rsid="00102a52"/>
    </style:style>
    <style:style style:name="P18" style:family="paragraph" style:parent-style-name="Heading_20_2">
      <style:text-properties officeooo:rsid="000cf692" officeooo:paragraph-rsid="000cf692"/>
    </style:style>
    <style:style style:name="P19" style:family="paragraph" style:parent-style-name="Heading_20_2">
      <style:text-properties officeooo:rsid="000f0500" officeooo:paragraph-rsid="000f0500"/>
    </style:style>
    <style:style style:name="P20" style:family="paragraph" style:parent-style-name="Heading_20_2">
      <style:text-properties officeooo:rsid="001300e4" officeooo:paragraph-rsid="001300e4"/>
    </style:style>
    <style:style style:name="P21" style:family="paragraph" style:parent-style-name="Heading_20_3">
      <style:text-properties officeooo:rsid="000f0500" officeooo:paragraph-rsid="000f0500"/>
    </style:style>
    <style:style style:name="T1" style:family="text">
      <style:text-properties officeooo:rsid="000c31d5"/>
    </style:style>
    <style:style style:name="T2" style:family="text">
      <style:text-properties officeooo:rsid="000cf692"/>
    </style:style>
    <style:style style:name="T3" style:family="text">
      <style:text-properties fo:language="el" fo:country="GR"/>
    </style:style>
    <style:style style:name="T4" style:family="text">
      <style:text-properties fo:language="el" fo:country="GR" officeooo:rsid="00102a52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02a5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dding</text:span> USFM transformations <text:span text:style-name="T1">to</text:span> Proskomma pre-1.0</text:h>
      <text:h text:style-name="Heading_20_2" text:outline-level="2">Desired behaviour</text:h>
      <text:list xml:id="list234581500287117326" text:style-name="L4">
        <text:list-item>
          <text:p text:style-name="P2">Split a USFM document into two parts:</text:p>
          <text:list>
            <text:list-item>
              <text:p text:style-name="P2">the original document minus some markup</text:p>
            </text:list-item>
            <text:list-item>
              <text:p text:style-name="P2">the extracted markup</text:p>
            </text:list-item>
          </text:list>
        </text:list-item>
        <text:list-item>
          <text:p text:style-name="P2">Merge markup back into a USFM document, which may have been modified</text:p>
        </text:list-item>
        <text:list-item>
          <text:p text:style-name="P2">Merge <text:span text:style-name="T2">translation notes </text:span>into a USFM document <text:span text:style-name="T2">as footnotes</text:span></text:p>
        </text:list-item>
      </text:list>
      <text:h text:style-name="Heading_20_2" text:outline-level="2">Constraints</text:h>
      <text:list xml:id="list8026086832692386142" text:style-name="L3">
        <text:list-item>
          <text:p text:style-name="P1">Proskomma pre-1.0 only supports USFM/USX import (so no TSV or markdown)</text:p>
        </text:list-item>
        <text:list-item>
          <text:p text:style-name="P1">Proskomma pre-1.0 expects all documents to be Scripture-like (so no specific handling of stand-off markup)</text:p>
        </text:list-item>
        <text:list-item>
          <text:p text:style-name="P1">Because there is no document type system, there is no way to create new tags or attributes specifically for non-Scripture documents. (This is a limitation on USFM/USX import – it is possible to create new classes of scope once the data has been imported.)</text:p>
        </text:list-item>
      </text:list>
      <text:h text:style-name="Heading_20_2" text:outline-level="2">Workarounds</text:h>
      <text:list xml:id="list1610928205376195872" text:style-name="L5">
        <text:list-item>
          <text:p text:style-name="P3">Represent stand-off markup as a secondary sequence of the original document, connected to the main sequence via a block graft</text:p>
        </text:list-item>
        <text:list-item>
          <text:p text:style-name="P4">Structure stand-off sequences so that they could be parsed as (quirky) Scripture markup</text:p>
        </text:list-item>
        <text:list-item>
          <text:p text:style-name="P4">Convert TSV files into USFM for import</text:p>
        </text:list-item>
      </text:list>
      <text:h text:style-name="P18" text:outline-level="2">Mutations</text:h>
      <text:p text:style-name="P14"><text:span text:style-name="T2">e</text:span>xtractDocument<text:span text:style-name="T2">Scope</text:span>(</text:p>
      <text:p text:style-name="P14"><text:s text:c="2"/>documentId, <text:span text:style-name="T2"># The id of the document to be split</text:span></text:p>
      <text:p text:style-name="P14"><text:s text:c="2"/><text:span text:style-name="T2">scope</text:span>Name, <text:s/><text:span text:style-name="T2"># The name of the scope to be extracted (eg ‘charTag/wj’)</text:span></text:p>
      <text:p text:style-name="P14"><text:s text:c="2"/>alignUnit, <text:s/><text:span text:style-name="T2"># The unit of alignment (chapterVerse|chapter|block)</text:span></text:p>
      <text:p text:style-name="P14"><text:s text:c="2"/>label <text:s text:c="6"/><text:span text:style-name="T2"># The tag for the stand-off sequence (discard if not present)</text:span></text:p>
      <text:p text:style-name="P14">)</text:p>
      <text:p text:style-name="P14"/>
      <text:p text:style-name="P15">mergeDocumentScope(</text:p>
      <text:p text:style-name="P15"><text:s text:c="2"/>documentId,</text:p>
      <text:p text:style-name="P15"><text:s text:c="2"/>label</text:p>
      <text:p text:style-name="P15">)</text:p>
      <text:p text:style-name="P15"/>
      <text:p text:style-name="P15">mergeInlineGrafts(</text:p>
      <text:p text:style-name="P15"><text:s text:c="2"/>documentId,</text:p>
      <text:p text:style-name="P15"><text:s text:c="2"/>mergeDocumentId, # The id of, eg, translation notes imported as USFM</text:p>
      <text:p text:style-name="P15"><text:s text:c="2"/>graftSubType <text:s text:c="4"/># eg ‘footnote’</text:p>
      <text:p text:style-name="P15">)</text:p>
      <text:h text:style-name="P19" text:outline-level="2">Structure of Stand-off Sequence</text:h>
      <text:h text:style-name="P21" text:outline-level="3">Common Features</text:h>
      <text:p text:style-name="P7">Store the label of the stand-off sequence as a tag</text:p>
      <text:p text:style-name="P7">Alignment units are specified using scopes:</text:p>
      <text:p text:style-name="P16">alignUnit/chapterVerse/2:4</text:p>
      <text:p text:style-name="P16">alignUnit/chapter/2</text:p>
      <text:p text:style-name="P16">alignUnit/block/47</text:p>
      <text:p text:style-name="P5"/>
      <text:p text:style-name="P5">Alignment is specified using scopes:</text:p>
      <text:p text:style-name="P5"/>
      <text:p text:style-name="P16">alignTo/payload/grace/1/4</text:p>
      <text:p text:style-name="P16">alignTo/lemma/<text:span text:style-name="T4">χαρις/</text:span><text:span text:style-name="T6">1/4</text:span></text:p>
      <text:p text:style-name="P17"><text:span text:style-name="T5">alignTo/x-align/</text:span><text:span text:style-name="T3">χαριτι/</text:span><text:span text:style-name="T5">1/4</text:span></text:p>
      <text:p text:style-name="P17"><text:span text:style-name="T5">alignTo/strong/G877/1/4</text:span></text:p>
      <text:p text:style-name="P17"><text:span text:style-name="T5"/></text:p>
      <text:p text:style-name="P6">The insertion position is specified using scopes, the default being immediately around the token:</text:p>
      <text:p text:style-name="P6"/>
      <text:p text:style-name="P17">nestAlign/inside/w</text:p>
      <text:p text:style-name="P17">nestAlign/outside/zaln</text:p>
      <text:h text:style-name="P21" text:outline-level="3"><text:soft-page-break/>Document Scope Features</text:h>
      <text:list xml:id="list7157709668351128620" text:style-name="L7">
        <text:list-item>
          <text:p text:style-name="P8">Sequence type = ‘alignScope’</text:p>
        </text:list-item>
        <text:list-item>
          <text:p text:style-name="P8">One block per alignment unit (verse, chapter or block)</text:p>
        </text:list-item>
        <text:list-item>
          <text:p text:style-name="P8">block scope contains the alignment unit</text:p>
        </text:list-item>
        <text:list-item>
          <text:p text:style-name="P10">block content contains one or more alignment:</text:p>
          <text:list>
            <text:list-item>
              <text:p text:style-name="P10">one or more <text:span text:style-name="T7">alignTo</text:span> start scope</text:p>
            </text:list-item>
            <text:list-item>
              <text:p text:style-name="P10">zero or one <text:span text:style-name="T7">nestAlign</text:span> start scope</text:p>
            </text:list-item>
            <text:list-item>
              <text:p text:style-name="P10">one or more start scope to be added to the USFM</text:p>
            </text:list-item>
            <text:list-item>
              <text:p text:style-name="P10">matching close scopes</text:p>
            </text:list-item>
          </text:list>
        </text:list-item>
      </text:list>
      <text:h text:style-name="Heading_20_3" text:outline-level="3">Document Inline Graft Features</text:h>
      <text:p text:style-name="P9">Sequence type = ‘alignInlineGrafts’</text:p>
      <text:p text:style-name="P9">One block per graft</text:p>
      <text:p text:style-name="P9">block scope contains the alignment unit</text:p>
      <text:list xml:id="list121852021062815" text:continue-numbering="true" text:style-name="L7">
        <text:list-item>
          <text:p text:style-name="P10">block content contains one alignment with graft content:</text:p>
          <text:list>
            <text:list-item>
              <text:p text:style-name="P10">exactly one <text:span text:style-name="T7">alignTo</text:span> start scope</text:p>
            </text:list-item>
            <text:list-item>
              <text:p text:style-name="P10">zero or one <text:span text:style-name="T7">nestAlign</text:span> start scope</text:p>
            </text:list-item>
            <text:list-item>
              <text:p text:style-name="P11">block content (items)</text:p>
            </text:list-item>
            <text:list-item>
              <text:p text:style-name="P10">matching close scopes</text:p>
            </text:list-item>
          </text:list>
        </text:list-item>
      </text:list>
      <text:h text:style-name="P20" text:outline-level="2">Inline Grafts as USFM</text:h>
      <text:list xml:id="list4413824112803081528" text:style-name="L8">
        <text:list-item>
          <text:p text:style-name="P13">One <text:span text:style-name="T7">\p</text:span> paragraph per graft</text:p>
        </text:list-item>
        <text:list-item>
          <text:p text:style-name="P13">One alignUnit wrapped by <text:span text:style-name="T7">\w|x-type="alignUnit"</text:span></text:p>
        </text:list-item>
        <text:list-item>
          <text:p text:style-name="P13"><text:span text:style-name="T8">One alignment wrapped by \w|x-type="alignment"</text:span></text:p>
        </text:list-item>
        <text:list-item>
          <text:p text:style-name="P13"><text:span text:style-name="T8">Rest of paragraph is the content of the graft, eg </text:span><text:span text:style-name="T7">\f …</text:span><text:span text:style-name="T8"> for a footnote.</text:span></text:p>
        </text:list-item>
      </text:list>
      <text:p text:style-name="P12"><text:span text:style-name="T8">Proskomma will parse the USFM, producing a separate sequence for each set of graft content, the id of which can then be used to add the footnote to the target sequ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style:writing-mode="page"/>
      <style:text-properties fo:font-size="16pt" fo:font-style="italic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8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11:23:02.605000000</meta:creation-date>
    <dc:date>2021-05-21T12:18:50.054000000</dc:date>
    <meta:editing-duration>PT9M55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70" meta:word-count="463" meta:character-count="2942" meta:non-whitespace-character-count="2546"/>
  </office:meta>
</office:document-meta>
</file>